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A000000D4C4DC4F66.svm" manifest:media-type=""/>
  <manifest:file-entry manifest:full-path="Pictures/200000010000017D0000015F5306CCC7.svm" manifest:media-type=""/>
  <manifest:file-entry manifest:full-path="Pictures/20000001000001C5000000D41191A7B6.svm" manifest:media-type=""/>
  <manifest:file-entry manifest:full-path="Pictures/200000020000019D00000075CAA7BA17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left|A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\omega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omega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.834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P4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53cm" svg:height="3.301cm" svg:x="0.636cm" svg:y="0.958cm">
          <draw:image xlink:href="Pictures/200000020000019D00000075CAA7BA17.eps" xlink:type="simple" xlink:show="embed" xlink:actuate="onLoad">
            <text:p/>
          </draw:image>
        </draw:frame>
        <draw:frame draw:style-name="gr2" draw:text-style-name="P1" draw:layer="layout" svg:width="0.456cm" svg:height="0.42cm" svg:x="6.78cm" svg:y="0.908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6.78cm" svg:y="3.119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0.26cm" svg:y="0.908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0.26cm" svg:y="3.119cm">
          <draw:image xlink:href="Pictures/200000010000017D0000015F5306CCC7.svm" xlink:type="simple" xlink:show="embed" xlink:actuate="onLoad">
            <text:p/>
          </draw:image>
        </draw:frame>
        <draw:frame draw:style-name="gr3" draw:text-style-name="P2" draw:layer="layout" svg:width="0.824cm" svg:height="0.848cm" svg:x="9.878cm" svg:y="0.496cm">
          <draw:text-box>
            <text:p text:style-name="P2"><text:span text:style-name="T1">پٹی</text:span></text:p>
          </draw:text-box>
        </draw:frame>
        <draw:line draw:style-name="gr4" draw:text-style-name="P3" draw:layer="layout" svg:x1="8.996cm" svg:y1="1.247cm" svg:x2="11.509cm" svg:y2="1.247cm">
          <text:p/>
        </draw:line>
        <draw:frame draw:style-name="gr5" draw:text-style-name="P1" draw:layer="layout" svg:width="0.542cm" svg:height="0.253cm" svg:x="11.248cm" svg:y="2.31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8.807cm" svg:y="2.312cm">
          <draw:image xlink:href="Pictures/200000010000018A000000D4C4DC4F66.svm" xlink:type="simple" xlink:show="embed" xlink:actuate="onLoad">
            <text:p/>
          </draw:image>
        </draw:frame>
        <draw:frame draw:style-name="gr5" draw:text-style-name="P1" draw:layer="layout" svg:width="0.542cm" svg:height="0.253cm" svg:x="9.604cm" svg:y="4.37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7.995cm" svg:y="4.372cm">
          <draw:image xlink:href="Pictures/200000010000018A000000D4C4DC4F66.svm" xlink:type="simple" xlink:show="embed" xlink:actuate="onLoad">
            <text:p/>
          </draw:image>
        </draw:frame>
        <draw:line draw:style-name="gr4" draw:text-style-name="P3" draw:layer="layout" svg:x1="8.279cm" svg:y1="3.779cm" svg:x2="9.827cm" svg:y2="3.779cm">
          <text:p/>
        </draw:line>
        <draw:frame draw:style-name="gr3" draw:text-style-name="P2" draw:layer="layout" svg:width="0.824cm" svg:height="0.848cm" svg:x="8.606cm" svg:y="3.069cm">
          <draw:text-box>
            <text:p text:style-name="P2"><text:span text:style-name="T1">پٹی</text:span></text:p>
          </draw:text-box>
        </draw:frame>
        <draw:frame draw:style-name="gr5" draw:text-style-name="P1" draw:layer="layout" svg:width="0.542cm" svg:height="0.253cm" svg:x="3.48cm" svg:y="2.31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2.892cm" svg:y="4.352cm">
          <draw:image xlink:href="Pictures/200000010000018A000000D4C4DC4F66.svm" xlink:type="simple" xlink:show="embed" xlink:actuate="onLoad">
            <text:p/>
          </draw:image>
        </draw:frame>
        <draw:frame draw:style-name="gr3" draw:text-style-name="P2" draw:layer="layout" svg:width="1.878cm" svg:height="0.848cm" svg:x="1.147cm" svg:y="1.443cm">
          <draw:text-box>
            <text:p text:style-name="P2"><text:span text:style-name="T1">پست گزار فلٹر</text:span></text:p>
          </draw:text-box>
        </draw:frame>
        <draw:frame draw:style-name="gr3" draw:text-style-name="P2" draw:layer="layout" svg:width="1.713cm" svg:height="0.848cm" svg:x="3.448cm" svg:y="3.547cm">
          <draw:text-box>
            <text:p text:style-name="P2"><text:span text:style-name="T1">بلند گزار فلٹر</text:span></text:p>
          </draw:text-box>
        </draw:frame>
        <draw:frame draw:style-name="gr7" draw:text-style-name="P4" draw:layer="layout" svg:width="0.937cm" svg:height="1.081cm" svg:x="11.519cm" svg:y="0.396cm">
          <draw:text-box>
            <text:p text:style-name="P4"><text:span text:style-name="T2">(</text:span><text:span text:style-name="T2">ا</text:span><text:span text:style-name="T2">)</text:span></text:p>
          </draw:text-box>
        </draw:frame>
        <draw:frame draw:style-name="gr7" draw:text-style-name="P4" draw:layer="layout" svg:width="1.259cm" svg:height="1.081cm" svg:x="11.358cm" svg:y="2.665cm">
          <draw:text-box>
            <text:p text:style-name="P4"><text:span text:style-name="T2">(</text:span><text:span text:style-name="T2">ب</text:span><text:span text:style-name="T2">)</text:span></text:p>
          </draw:text-box>
        </draw:frame>
        <draw:frame draw:style-name="gr7" draw:text-style-name="P4" draw:layer="layout" svg:width="1.237cm" svg:height="1.081cm" svg:x="4.568cm" svg:y="0.396cm">
          <draw:text-box>
            <text:p text:style-name="P4"><text:span text:style-name="T2">(</text:span><text:span text:style-name="T2">پ</text:span><text:span text:style-name="T2">)</text:span></text:p>
          </draw:text-box>
        </draw:frame>
        <draw:frame draw:style-name="gr7" draw:text-style-name="P4" draw:layer="layout" svg:width="1.259cm" svg:height="1.081cm" svg:x="4.557cm" svg:y="2.665cm">
          <draw:text-box>
            <text:p text:style-name="P4"><text:span text:style-name="T2">(</text:span><text:span text:style-name="T2">ت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6:31:30</meta:creation-date>
    <meta:editing-duration>PT15M2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8T18:00:48.655759274</dc:date>
    <meta:document-statistic meta:object-count="21"/>
    <meta:template xlink:type="simple" xlink:actuate="onRequest" xlink:title="kkkFigures" xlink:href="../../../../../.libreoffice/3/user/template/kkkFigures.otg" meta:date="2014-10-11T16:31:29"/>
  </office:meta>
</office:document-meta>
</file>